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Segoe UI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none" style:country-asian="none" style:font-style-asian="normal" style:font-weight-asian="normal" style:font-name-complex="Segoe U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839496" style:text-outline="false" style:text-line-through-style="none" style:text-line-through-type="none" style:font-name="Segoe UI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Segoe UI" fo:font-size="9pt" fo:language="none" fo:country="none" style:font-name-asian="Segoe UI" style:font-size-asian="9pt" style:language-asian="none" style:country-asian="none" style:font-name-complex="Segoe UI" style:font-size-complex="9pt" style:language-complex="none" style:country-complex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Serif" fo:font-size="14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B rho[T*cm]</text:p>
          </table:table-cell>
          <table:table-cell office:value-type="string" calcext:value-type="string">
            <text:p>K-Linie </text:p>
          </table:table-cell>
          <table:table-cell office:value-type="string" calcext:value-type="string">
            <text:p>L-Linie</text:p>
          </table:table-cell>
          <table:table-cell/>
          <table:table-cell office:value-type="string" calcext:value-type="string">
            <text:p>Untergrund Z_0</text:p>
          </table:table-cell>
          <table:table-cell table:style-name="ce3" office:value-type="float" office:value="9387.71663920923" calcext:value-type="float">
            <text:p>9387,71663920923</text:p>
          </table:table-cell>
          <table:table-cell table:style-name="ce3" office:value-type="float" office:value="26.5733113673806" calcext:value-type="float">
            <text:p>26,5733113673806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_e</text:p>
          </table:table-cell>
          <table:table-cell office:value-type="string" calcext:value-type="string">
            <text:p>Kernladung</text:p>
          </table:table-cell>
          <table:table-cell office:value-type="string" calcext:value-type="string">
            <text:p>alpha</text:p>
          </table:table-cell>
          <table:table-cell table:number-columns-repeated="2"/>
        </table:table-row>
        <table:table-row table:style-name="ro2">
          <table:table-cell/>
          <table:table-cell table:formula="of:=0.33814" office:value-type="float" office:value="0.33814" calcext:value-type="float">
            <text:p>0,33814</text:p>
          </table:table-cell>
          <table:table-cell office:value-type="float" office:value="0.3499" calcext:value-type="float">
            <text:p>0,3499</text:p>
          </table:table-cell>
          <table:table-cell table:number-columns-repeated="2"/>
          <table:table-cell office:value-type="string" calcext:value-type="string">
            <text:p>Unsicherheit</text:p>
          </table:table-cell>
          <table:table-cell table:number-columns-repeated="3"/>
          <table:table-cell table:style-name="ce8" office:value-type="float" office:value="299792458" calcext:value-type="float">
            <text:p>299792458</text:p>
          </table:table-cell>
          <table:table-cell table:formula="of:=1.602176634*10^-19" office:value-type="float" office:value="1.602176634E-019" calcext:value-type="float">
            <text:p>1,602176634E-19</text:p>
          </table:table-cell>
          <table:table-cell table:formula="of:=9.1093837015*10^-31" office:value-type="float" office:value="9.1093837015E-031" calcext:value-type="float">
            <text:p>9,1093837015E-31</text:p>
          </table:table-cell>
          <table:table-cell office:value-type="float" office:value="55" calcext:value-type="float">
            <text:p>55</text:p>
          </table:table-cell>
          <table:table-cell table:formula="of:=1/137" office:value-type="float" office:value="0.0072992700729927" calcext:value-type="float">
            <text:p>0,00729927007299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sicherheit</text:p>
          </table:table-cell>
          <table:table-cell table:number-columns-repeated="3"/>
          <table:table-cell table:style-name="ce3" office:value-type="float" office:value="110.457767944808" calcext:value-type="float">
            <text:p>110,457767944808</text:p>
          </table:table-cell>
          <table:table-cell table:style-name="ce3" office:value-type="float" office:value="62.9391545471762" calcext:value-type="float">
            <text:p>62,93915454717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005" calcext:value-type="float">
            <text:p>5E-05</text:p>
          </table:table-cell>
          <table:table-cell office:value-type="float" office:value="0.0001" calcext:value-type="float">
            <text:p>0,0001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trom[mA]</text:p>
          </table:table-cell>
          <table:table-cell office:value-type="string" calcext:value-type="string">
            <text:p>K-Linie </text:p>
          </table:table-cell>
          <table:table-cell office:value-type="string" calcext:value-type="string">
            <text:p>L-Linie</text:p>
          </table:table-cell>
          <table:table-cell table:number-columns-repeated="13"/>
        </table:table-row>
        <table:table-row table:style-name="ro1">
          <table:table-cell/>
          <table:table-cell table:style-name="ce4" office:value-type="float" office:value="1.106325762" calcext:value-type="float">
            <text:p>1,106325762</text:p>
          </table:table-cell>
          <table:table-cell table:style-name="ce2" office:value-type="float" office:value="1.140759595" calcext:value-type="float">
            <text:p>1,14075959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Unsicherhei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00171859" calcext:value-type="float">
            <text:p>0,000171859</text:p>
          </table:table-cell>
          <table:table-cell office:value-type="float" office:value="0.000441149" calcext:value-type="float">
            <text:p>0,000441149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Kalibrieru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rho_0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([.C2]-[.B2])/([.C7]-[.B7])" office:value-type="float" office:value="0.34152456974511" calcext:value-type="float">
            <text:p>0,34152456974511</text:p>
          </table:table-cell>
          <table:table-cell table:formula="of:=[.C2]-[.H11]*[.C7]" office:value-type="float" office:value="-0.0396974298649814" calcext:value-type="float">
            <text:p>-0,039697429864981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Unsicherheit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1/([.C7]-[.B7])*SQRT(SUMSQ([.B4];[.C4];[.H11]*[.B9];[.H11]*[.C9]))" office:value-type="float" office:value="0.0057089720748802" calcext:value-type="float">
            <text:p>0,00570897207488</text:p>
          </table:table-cell>
          <table:table-cell table:formula="of:=SQRT(SUMSQ([.C4];[.H13]*[.C7];[.C9]*[.H11]))" office:value-type="float" office:value="0.00651507467444991" calcext:value-type="float">
            <text:p>0,00651507467445</text:p>
          </table:table-cell>
          <table:table-cell table:number-columns-repeated="7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hwhm</text:p>
          </table:table-cell>
          <table:table-cell office:value-type="string" calcext:value-type="string">
            <text:p>K-Linie </text:p>
          </table:table-cell>
          <table:table-cell office:value-type="string" calcext:value-type="string">
            <text:p>L-Linie</text:p>
          </table:table-cell>
          <table:table-cell table:number-columns-repeated="13"/>
        </table:table-row>
        <table:table-row table:style-name="ro1">
          <table:table-cell/>
          <table:table-cell table:style-name="ce5" office:value-type="float" office:value="0.00645404" calcext:value-type="float">
            <text:p>0,00645404</text:p>
          </table:table-cell>
          <table:table-cell table:style-name="ce5" office:value-type="float" office:value="0.00880627" calcext:value-type="float">
            <text:p>0,0088062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Unsicherheit</text:p>
          </table:table-cell>
          <table:table-cell table:number-columns-repeated="14"/>
        </table:table-row>
        <table:table-row table:style-name="ro1">
          <table:table-cell/>
          <table:table-cell table:style-name="ce5" office:value-type="float" office:value="0.000163581" calcext:value-type="float">
            <text:p>0,000163581</text:p>
          </table:table-cell>
          <table:table-cell office:value-type="float" office:value="0.000450939" calcext:value-type="float">
            <text:p>0,000450939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float" office:value="0.436" calcext:value-type="float">
            <text:p>0,436</text:p>
          </table:table-cell>
          <table:table-cell office:value-type="float" office:value="23.697" calcext:value-type="float">
            <text:p>23,697</text:p>
          </table:table-cell>
          <table:table-cell office:value-type="float" office:value="113.8154" calcext:value-type="float">
            <text:p>113,8154</text:p>
          </table:table-cell>
        </table:table-row>
        <table:table-row table:style-name="ro1">
          <table:table-cell/>
          <table:table-cell office:value-type="string" calcext:value-type="string">
            <text:p>K-Linie </text:p>
          </table:table-cell>
          <table:table-cell office:value-type="string" calcext:value-type="string">
            <text:p>L-Linie</text:p>
          </table:table-cell>
          <table:table-cell table:number-columns-repeated="3"/>
          <table:table-cell office:value-type="string" calcext:value-type="string">
            <text:p>Z1</text:p>
          </table:table-cell>
          <table:table-cell table:number-columns-repeated="2" office:value-type="string" calcext:value-type="string">
            <text:p>I</text:p>
          </table:table-cell>
          <table:table-cell table:number-columns-repeated="4"/>
          <table:table-cell office:value-type="float" office:value="0.434" calcext:value-type="float">
            <text:p>0,434</text:p>
          </table:table-cell>
          <table:table-cell office:value-type="float" office:value="67.751" calcext:value-type="float">
            <text:p>67,751</text:p>
          </table:table-cell>
          <table:table-cell office:value-type="float" office:value="113.7851" calcext:value-type="float">
            <text:p>113,7851</text:p>
          </table:table-cell>
        </table:table-row>
        <table:table-row table:style-name="ro1">
          <table:table-cell office:value-type="string" calcext:value-type="string">
            <text:p>Impulsauflösung</text:p>
          </table:table-cell>
          <table:table-cell table:formula="of:=[.B18]/([.$H$11]*[.B7]+[.$I$11])" office:value-type="float" office:value="0.0190868870881883" calcext:value-type="float">
            <text:p>0,019086887088188</text:p>
          </table:table-cell>
          <table:table-cell table:formula="of:=[.C18]/([.$H$11]*[.C7]+[.$I$11])" office:value-type="float" office:value="0.0251679622749357" calcext:value-type="float">
            <text:p>0,025167962274936</text:p>
          </table:table-cell>
          <table:table-cell table:number-columns-repeated="4"/>
          <table:table-cell office:value-type="float" office:value="0.426" calcext:value-type="float">
            <text:p>0,426</text:p>
          </table:table-cell>
          <table:table-cell office:value-type="float" office:value="1.05" calcext:value-type="float">
            <text:p>1,05</text:p>
          </table:table-cell>
          <table:table-cell table:number-columns-repeated="4"/>
          <table:table-cell office:value-type="float" office:value="0.432" calcext:value-type="float">
            <text:p>0,432</text:p>
          </table:table-cell>
          <table:table-cell office:value-type="float" office:value="253.8" calcext:value-type="float">
            <text:p>253,8</text:p>
          </table:table-cell>
          <table:table-cell office:value-type="float" office:value="113.755" calcext:value-type="float">
            <text:p>113,755</text:p>
          </table:table-cell>
        </table:table-row>
        <table:table-row table:style-name="ro1">
          <table:table-cell/>
          <table:table-cell office:value-type="string" calcext:value-type="string">
            <text:p>Unsicherheit</text:p>
          </table:table-cell>
          <table:table-cell table:number-columns-repeated="5"/>
          <table:table-cell table:number-columns-repeated="2" office:value-type="string" calcext:value-type="string">
            <text:p>Unsicherheit</text:p>
          </table:table-cell>
          <table:table-cell table:number-columns-repeated="4"/>
          <table:table-cell office:value-type="float" office:value="0.43" calcext:value-type="float">
            <text:p>0,43</text:p>
          </table:table-cell>
          <table:table-cell office:value-type="float" office:value="14.857" calcext:value-type="float">
            <text:p>14,857</text:p>
          </table:table-cell>
          <table:table-cell office:value-type="float" office:value="113.725" calcext:value-type="float">
            <text:p>113,725</text:p>
          </table:table-cell>
        </table:table-row>
        <table:table-row table:style-name="ro1">
          <table:table-cell/>
          <table:table-cell table:formula="of:=[.B23]*SQRT(SUMSQ([.B20]/[.B18];[.B7]*[.$H$13]/([.$H$11]*[.B7]+[.$I$11]);[.$H$11]*[.B9]/([.$H$11]*[.B7]+[.$I$11]);[.$I$13]/([.$H$11]*[.B7]+[.$I$11])))" office:value-type="float" office:value="0.000704548682201004" calcext:value-type="float">
            <text:p>0,000704548682201</text:p>
          </table:table-cell>
          <table:table-cell table:formula="of:=[.C23]*SQRT(SUMSQ([.C20]/[.C18];[.C7]*[.$H$13]/([.$H$11]*[.C7]+[.$I$11]);[.$H$11]*[.C9]/([.$H$11]*[.C7]+[.$I$11]);[.$I$13]/([.$H$11]*[.C7]+[.$I$11])))" office:value-type="float" office:value="0.00144916502475151" calcext:value-type="float">
            <text:p>0,001449165024752</text:p>
          </table:table-cell>
          <table:table-cell table:number-columns-repeated="4"/>
          <table:table-cell table:formula="of:=0.02/SQRT(24)" office:value-type="float" office:value="0.00408248290463863" calcext:value-type="float">
            <text:p>0,004082482904639</text:p>
          </table:table-cell>
          <table:table-cell table:formula="of:=1/SQRT(24)" office:value-type="float" office:value="0.204124145231932" calcext:value-type="float">
            <text:p>0,204124145231932</text:p>
          </table:table-cell>
          <table:table-cell table:number-columns-repeated="4"/>
          <table:table-cell office:value-type="float" office:value="0.428" calcext:value-type="float">
            <text:p>0,428</text:p>
          </table:table-cell>
          <table:table-cell office:value-type="float" office:value="13.91" calcext:value-type="float">
            <text:p>13,91</text:p>
          </table:table-cell>
          <table:table-cell office:value-type="float" office:value="113.6951" calcext:value-type="float">
            <text:p>113,6951</text:p>
          </table:table-cell>
        </table:table-row>
        <table:table-row table:style-name="ro1">
          <table:table-cell table:number-columns-repeated="13"/>
          <table:table-cell office:value-type="float" office:value="0.426" calcext:value-type="float">
            <text:p>0,426</text:p>
          </table:table-cell>
          <table:table-cell office:value-type="float" office:value="98.963" calcext:value-type="float">
            <text:p>98,963</text:p>
          </table:table-cell>
          <table:table-cell office:value-type="float" office:value="113.6653" calcext:value-type="float">
            <text:p>113,6653</text:p>
          </table:table-cell>
        </table:table-row>
        <table:table-row table:style-name="ro1">
          <table:table-cell/>
          <table:table-cell office:value-type="string" calcext:value-type="string">
            <text:p>E_Kin</text:p>
          </table:table-cell>
          <table:table-cell table:number-columns-repeated="5"/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Z1_0</text:p>
          </table:table-cell>
          <table:table-cell/>
          <table:table-cell office:value-type="float" office:value="0.424" calcext:value-type="float">
            <text:p>0,424</text:p>
          </table:table-cell>
          <table:table-cell office:value-type="float" office:value="-67.984" calcext:value-type="float">
            <text:p>-67,984</text:p>
          </table:table-cell>
          <table:table-cell office:value-type="float" office:value="113.6357" calcext:value-type="float">
            <text:p>113,6357</text:p>
          </table:table-cell>
        </table:table-row>
        <table:table-row table:style-name="ro1">
          <table:table-cell/>
          <table:table-cell table:formula="of:=SQRT([.$K$2]^2*[.$J$2]^2*[.B2]^2+[.$L$2]^2*[.$J$2]^4)-[.$L$2]*[.$J$2]^2" office:value-type="float" office:value="0.0000000000161598917053832" calcext:value-type="float">
            <text:p>1,61598917053832E-11</text:p>
          </table:table-cell>
          <table:table-cell table:formula="of:=SQRT([.$K$2]^2*[.$J$2]^2*[.C7]^2+[.$L$2]^2*[.$J$2]^4)-[.$L$2]*[.$J$2]^2" office:value-type="float" office:value="0.0000000000547112087337013" calcext:value-type="float">
            <text:p>5,47112087337013E-11</text:p>
          </table:table-cell>
          <table:table-cell table:number-columns-repeated="4"/>
          <table:table-cell table:formula="of:=AVERAGE([.O21:.O31])" office:value-type="float" office:value="39.3264545454546" calcext:value-type="float">
            <text:p>39,3264545454546</text:p>
          </table:table-cell>
          <table:table-cell office:value-type="float" office:value="834.86" calcext:value-type="float">
            <text:p>834,86</text:p>
          </table:table-cell>
          <table:table-cell/>
          <table:table-cell table:formula="of:=([.I28]-[.H28])/([.I23]-[.H23])" office:value-type="float" office:value="1274.893502331" calcext:value-type="float">
            <text:p>1274,893502331</text:p>
          </table:table-cell>
          <table:table-cell table:formula="of:=-[.K28]*[.H23]+[.H28]" office:value-type="float" office:value="-503.778177447552" calcext:value-type="float">
            <text:p>-503,778177447552</text:p>
          </table:table-cell>
          <table:table-cell/>
          <table:table-cell office:value-type="float" office:value="0.422" calcext:value-type="float">
            <text:p>0,422</text:p>
          </table:table-cell>
          <table:table-cell office:value-type="float" office:value="49.069" calcext:value-type="float">
            <text:p>49,069</text:p>
          </table:table-cell>
          <table:table-cell office:value-type="float" office:value="113.6062" calcext:value-type="float">
            <text:p>113,6062</text:p>
          </table:table-cell>
        </table:table-row>
        <table:table-row table:style-name="ro1">
          <table:table-cell/>
          <table:table-cell office:value-type="string" calcext:value-type="string">
            <text:p>Unsicherheit</text:p>
          </table:table-cell>
          <table:table-cell table:number-columns-repeated="8"/>
          <table:table-cell office:value-type="string" calcext:value-type="string">
            <text:p>Unsicherheit</text:p>
          </table:table-cell>
          <table:table-cell table:number-columns-repeated="2"/>
          <table:table-cell office:value-type="float" office:value="0.42" calcext:value-type="float">
            <text:p>0,42</text:p>
          </table:table-cell>
          <table:table-cell office:value-type="float" office:value="28.123" calcext:value-type="float">
            <text:p>28,123</text:p>
          </table:table-cell>
          <table:table-cell office:value-type="float" office:value="113.5768" calcext:value-type="float">
            <text:p>113,5768</text:p>
          </table:table-cell>
        </table:table-row>
        <table:table-row table:style-name="ro1">
          <table:table-cell/>
          <table:table-cell table:formula="of:=[.B20]*[.B7]*[.$K$2]^2*[.$J$2]^2/SQRT([.$K$2]^2*[.$J$2]^2*[.B7]^2+[.$L$2]^2*[.$J$2]^4)" office:value-type="float" office:value="7.85712097550659E-015" calcext:value-type="float">
            <text:p>7,85712097550659E-15</text:p>
          </table:table-cell>
          <table:table-cell table:formula="of:=[.C20]*[.C7]*[.$K$2]^2*[.$J$2]^2/SQRT([.$K$2]^2*[.$J$2]^2*[.C7]^2+[.$L$2]^2*[.$J$2]^4)" office:value-type="float" office:value="0.0000000000000216594991203637" calcext:value-type="float">
            <text:p>2,16594991203637E-14</text:p>
          </table:table-cell>
          <table:table-cell table:number-columns-repeated="4"/>
          <table:table-cell office:value-type="float" office:value="113.8154" calcext:value-type="float">
            <text:p>113,8154</text:p>
          </table:table-cell>
          <table:table-cell office:value-type="float" office:value="128.7179" calcext:value-type="float">
            <text:p>128,7179</text:p>
          </table:table-cell>
          <table:table-cell/>
          <table:table-cell table:formula="of:=1/([.I28]-[.H28])*SQRT(SUMSQ([.H25];[.I25];[.K28]*[.H30];[.K28]*[.I30]))" office:value-type="float" office:value="275.353173423193" calcext:value-type="float">
            <text:p>275,353173423193</text:p>
          </table:table-cell>
          <table:table-cell table:formula="of:=SQRT(SUMSQ([.K28]*[.I25];[.K30]*[.I23];[.I30]))" office:value-type="float" office:value="409.734320537812" calcext:value-type="float">
            <text:p>409,734320537812</text:p>
          </table:table-cell>
          <table:table-cell/>
          <table:table-cell office:value-type="float" office:value="0.418" calcext:value-type="float">
            <text:p>0,418</text:p>
          </table:table-cell>
          <table:table-cell office:value-type="float" office:value="-24.824" calcext:value-type="float">
            <text:p>-24,824</text:p>
          </table:table-cell>
          <table:table-cell office:value-type="float" office:value="113.5476" calcext:value-type="float">
            <text:p>113,5476</text:p>
          </table:table-cell>
        </table:table-row>
        <table:table-row table:style-name="ro1">
          <table:table-cell table:number-columns-repeated="13"/>
          <table:table-cell office:value-type="float" office:value="0.416" calcext:value-type="float">
            <text:p>0,416</text:p>
          </table:table-cell>
          <table:table-cell office:value-type="float" office:value="-24.771" calcext:value-type="float">
            <text:p>-24,771</text:p>
          </table:table-cell>
          <table:table-cell office:value-type="float" office:value="113.5185" calcext:value-type="float">
            <text:p>113,5185</text:p>
          </table:table-cell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number-columns-repeated="14"/>
        </table:table-row>
        <table:table-row table:style-name="ro1">
          <table:table-cell/>
          <table:table-cell table:formula="of:=SQRT([.$J$2]^2-[.$L$2]^2*[.$J$2]^6/[.B28]^2)" office:value-type="float" office:value="299788610.510839" calcext:value-type="float">
            <text:p>299788610,510839</text:p>
          </table:table-cell>
          <table:table-cell table:formula="of:=SQRT([.$J$2]^2-[.$L$2]^2*[.$J$2]^6/[.C28]^2)" office:value-type="float" office:value="299792122.340353" calcext:value-type="float">
            <text:p>299792122,34035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Unsicherheit</text:p>
          </table:table-cell>
          <table:table-cell table:number-columns-repeated="14"/>
        </table:table-row>
        <table:table-row table:style-name="ro1">
          <table:table-cell/>
          <table:table-cell table:formula="of:=[.$L$2]^2*[.$J$2]^6*[.B30]/([.B33]*[.B28]^3)" office:value-type="float" office:value="3.74140895548957" calcext:value-type="float">
            <text:p>3,74140895548957</text:p>
          </table:table-cell>
          <table:table-cell table:formula="of:=[.$L$2]^2*[.$J$2]^6*[.C30]/([.C33]*[.C28]^3)" office:value-type="float" office:value="0.265767255858286" calcext:value-type="float">
            <text:p>0,265767255858286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my</text:p>
          </table:table-cell>
          <table:table-cell table:number-columns-repeated="14"/>
        </table:table-row>
        <table:table-row table:style-name="ro1">
          <table:table-cell/>
          <table:table-cell table:formula="of:=[.$M$2]*[.$N$2]*[.$J$2]/[.B33]" office:value-type="float" office:value="0.401465006353222" calcext:value-type="float">
            <text:p>0,401465006353222</text:p>
          </table:table-cell>
          <table:table-cell table:formula="of:=[.$M$2]*[.$N$2]*[.$J$2]/[.C33]" office:value-type="float" office:value="0.401460303505639" calcext:value-type="float">
            <text:p>0,40146030350563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Unsicherheit</text:p>
          </table:table-cell>
          <table:table-cell table:number-columns-repeated="14"/>
        </table:table-row>
        <table:table-row table:style-name="ro1">
          <table:table-cell/>
          <table:table-cell table:formula="of:=[.B35]*[.B38]/[.B33]" office:value-type="float" office:value="0.0000000050103463488027" calcext:value-type="float">
            <text:p>5,0103463488027E-09</text:p>
          </table:table-cell>
          <table:table-cell table:formula="of:=[.C35]*[.C38]/[.C33]" office:value-type="float" office:value="0.000000000355896620517592" calcext:value-type="float">
            <text:p>3,55896620517592E-10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number-columns-repeated="14"/>
        </table:table-row>
        <table:table-row table:style-name="ro1">
          <table:table-cell/>
          <table:table-cell table:formula="of:=2*PI()*[.B38]/(1-EXP(-2*PI()*[.B38]))" office:value-type="float" office:value="2.74260128355085" calcext:value-type="float">
            <text:p>2,74260128355085</text:p>
          </table:table-cell>
          <table:table-cell table:formula="of:=2*PI()*[.C38]/(1-EXP(-2*PI()*[.C38]))" office:value-type="float" office:value="2.74257622812902" calcext:value-type="float">
            <text:p>2,742576228129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Unsicherheit</text:p>
          </table:table-cell>
          <table:table-cell table:number-columns-repeated="14"/>
        </table:table-row>
        <table:table-row table:style-name="ro1">
          <table:table-cell/>
          <table:table-cell table:formula="of:=[.B40]*8*PI()^3*[.B38]*EXP(-2*PI()*[.B38])/(1-EXP(-2*PI()*[.B38]))^3" office:value-type="float" office:value="0.0000000514708876274933" calcext:value-type="float">
            <text:p>5,14708876274933E-08</text:p>
          </table:table-cell>
          <table:table-cell table:formula="of:=[.C40]*8*PI()^3*[.C38]*EXP(-2*PI()*[.C38])/(1-EXP(-2*PI()*[.C38]))^3" office:value-type="float" office:value="0.00000000365619102925592" calcext:value-type="float">
            <text:p>3,65619102925592E-09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7">00.00.0000</text:date>, <text:time style:data-style-name="N2" text:time-value="13:20:10.16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17:44:28.274000000</meta:creation-date>
    <dc:date>2019-07-07T22:29:51.107000000</dc:date>
    <meta:editing-duration>PT7H39M12S</meta:editing-duration>
    <meta:editing-cycles>11</meta:editing-cycles>
    <meta:generator>LibreOffice/6.0.3.2$Windows_X86_64 LibreOffice_project/8f48d515416608e3a835360314dac7e47fd0b821</meta:generator>
    <meta:document-statistic meta:table-count="1" meta:cell-count="135" meta:object-count="0"/>
    <meta:user-defined meta:name="qrichtext">1</meta:user-defined>
  </office:meta>
</office:document-meta>
</file>